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d17" officeooo:paragraph-rsid="000e0d17"/>
    </style:style>
    <style:style style:name="P2" style:family="paragraph" style:parent-style-name="Standard">
      <style:text-properties officeooo:rsid="0010956a" officeooo:paragraph-rsid="001095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Результат работы парсинга eeg файлов</text:p>
      <text:p text:style-name="P2">folder 1 соответвует папке <text:s/>depression на башенке</text:p>
      <text:p text:style-name="P2">folder 2 соответвует папке <text:s/>depression2 на башенке</text:p>
      <text:p text:style-name="P2"/>
      <text:p text:style-name="P2">Название скрипта eegparsing01.ipynb</text:p>
      <text:p text:style-name="P2">Файлы необходимые для работы скрипта </text:p>
      <text:p text:style-name="P2">file_eeg01="depr_all_14_05_2017_01.csv"</text:p>
      <text:p text:style-name="P2">file_eeg02="depr_all_14_05_2017_02.csv"</text:p>
      <text:p text:style-name="P2">file_fmri_folder="fmri_folder_14_05_2017.csv"</text:p>
      <text:p text:style-name="P2">file_person="fmri_persons.csv"</text:p>
      <text:p text:style-name="P2"/>
      <text:p text:style-name="P2">Вывод скрипта </text:p>
      <text:p text:style-name="P2">Файлы eegfolder1.csv <text:s/>для depression </text:p>
      <text:p text:style-name="P2">Файлы eegfolder2.csv <text:s/>для depression2</text:p>
      <text:p text:style-name="P2"/>
      <text:p text:style-name="P2">Колонкам соответвуеют след имена, </text:p>
      <text:p text:style-name="P2">название name, fon,t1,t2,t3 <text:s text:c="4"/>1 говорит о том что такой файл найден на башенке, 0 соответвенно не найден</text:p>
      <text:p text:style-name="P2"/>
      <text:p text:style-name="P2">Файлы eegfolder1.csv <text:s/>для depression </text:p>
      <text:p text:style-name="P2"/>
      <text:p text:style-name="P2"><text:s/>name<text:tab/>fon<text:tab/>t1<text:tab/>t2<text:tab/>t3</text:p>
      <text:p text:style-name="P2">Alesenko<text:tab/>1<text:tab/>1<text:tab/>1<text:tab/>1</text:p>
      <text:p text:style-name="P2">Kalachina <text:tab/>1<text:tab/>1<text:tab/>1<text:tab/>1</text:p>
      <text:p text:style-name="P2">Pogodina<text:tab/>1<text:tab/>1<text:tab/>1<text:tab/>1</text:p>
      <text:p text:style-name="P2">Bliznuk<text:tab/>1<text:tab/>1<text:tab/>1<text:tab/>1</text:p>
      <text:p text:style-name="P2">Rimskaya<text:tab/>1<text:tab/>1<text:tab/>1<text:tab/>1</text:p>
      <text:p text:style-name="P2">Chervyakov <text:tab/>1<text:tab/>1<text:tab/>1<text:tab/>1</text:p>
      <text:p text:style-name="P2">Kostushina <text:tab/>1<text:tab/>1<text:tab/>0<text:tab/>0</text:p>
      <text:p text:style-name="P2">chygainov <text:tab/>1<text:tab/>1<text:tab/>1<text:tab/>1</text:p>
      <text:p text:style-name="P2">Pokroskiy<text:tab/>0<text:tab/>1<text:tab/>1<text:tab/>1</text:p>
      <text:p text:style-name="P2">Kicheeva <text:tab/>1<text:tab/>1<text:tab/>1<text:tab/>1</text:p>
      <text:p text:style-name="P2">Sviridova <text:tab/>0<text:tab/>1<text:tab/>1<text:tab/>1</text:p>
      <text:p text:style-name="P2">vasilieva <text:tab/>1<text:tab/>1<text:tab/>1<text:tab/>1</text:p>
      <text:p text:style-name="P2">Efremov <text:tab/>0<text:tab/>1<text:tab/>1<text:tab/>1</text:p>
      <text:p text:style-name="P2">Fatyanova<text:tab/>0<text:tab/>1<text:tab/>1<text:tab/>1</text:p>
      <text:p text:style-name="P2">yakovlev <text:tab/>0<text:tab/>1<text:tab/>1<text:tab/>1</text:p>
      <text:p text:style-name="P2">zelenskaya <text:tab/>1<text:tab/>1<text:tab/>1<text:tab/>1</text:p>
      <text:p text:style-name="P2">Dragun<text:tab/>1<text:tab/>1<text:tab/>1<text:tab/>1</text:p>
      <text:p text:style-name="P2">shaposhnikov <text:tab/>1<text:tab/>1<text:tab/>1<text:tab/>1</text:p>
      <text:p text:style-name="P2">Ionnikov <text:tab/>1<text:tab/>1<text:tab/>1<text:tab/>1</text:p>
      <text:p text:style-name="P2">Pobeda <text:tab/>1<text:tab/>1<text:tab/>1<text:tab/>1</text:p>
      <text:p text:style-name="P2">Rimskiy<text:tab/>1<text:tab/>1<text:tab/>1<text:tab/>1</text:p>
      <text:p text:style-name="P2">Chugunova <text:tab/>1<text:tab/>1<text:tab/>1<text:tab/>1</text:p>
      <text:p text:style-name="P2">Barhatskya <text:tab/>1<text:tab/>1<text:tab/>1<text:tab/>1</text:p>
      <text:p text:style-name="P2">Zaripova <text:tab/>1<text:tab/>0<text:tab/>0<text:tab/>0</text:p>
      <text:p text:style-name="P2">pneva <text:tab/>1<text:tab/>1<text:tab/>1<text:tab/>1</text:p>
      <text:p text:style-name="P2">buchan <text:s/><text:tab/>1<text:tab/>1<text:tab/>1<text:tab/>1</text:p>
      <text:p text:style-name="P2">Melihova <text:tab/>1<text:tab/>1<text:tab/>1<text:tab/>1</text:p>
      <text:p text:style-name="P2">Belenkova<text:tab/>1<text:tab/>1<text:tab/>1<text:tab/>1</text:p>
      <text:p text:style-name="P2">Chernichenko<text:tab/>1<text:tab/>1<text:tab/>1<text:tab/>1</text:p>
      <text:p text:style-name="P2"><text:soft-page-break/>Homik <text:tab/>1<text:tab/>1<text:tab/>1<text:tab/>1</text:p>
      <text:p text:style-name="P2">bogomolov <text:tab/>1<text:tab/>1<text:tab/>1<text:tab/>1</text:p>
      <text:p text:style-name="P2">Klimova <text:tab/>1<text:tab/>1<text:tab/>1<text:tab/>1</text:p>
      <text:p text:style-name="P2">Reshetnikova <text:tab/>1<text:tab/>1<text:tab/>1<text:tab/>1</text:p>
      <text:p text:style-name="P2">sheludakova <text:tab/>1<text:tab/>1<text:tab/>1<text:tab/>1</text:p>
      <text:p text:style-name="P2">Rygih<text:tab/>0<text:tab/>1<text:tab/>1<text:tab/>1</text:p>
      <text:p text:style-name="P2">Bezm <text:tab/>0<text:tab/>1<text:tab/>1<text:tab/>1</text:p>
      <text:p text:style-name="P2">Siniaeva<text:tab/>1<text:tab/>1<text:tab/>1<text:tab/>1</text:p>
      <text:p text:style-name="P2">Mihaleva<text:tab/>1<text:tab/>1<text:tab/>1<text:tab/>1</text:p>
      <text:p text:style-name="P2">baeva <text:tab/>0<text:tab/>1<text:tab/>1<text:tab/>1</text:p>
      <text:p text:style-name="P2">Sarygina<text:tab/>1<text:tab/>1<text:tab/>1<text:tab/>1</text:p>
      <text:p text:style-name="P2">Speshneva <text:tab/>1<text:tab/>1<text:tab/>1<text:tab/>1</text:p>
      <text:p text:style-name="P2">German<text:tab/>0<text:tab/>1<text:tab/>1<text:tab/>1</text:p>
      <text:p text:style-name="P2">Matveeva<text:tab/>1<text:tab/>1<text:tab/>1<text:tab/>1</text:p>
      <text:p text:style-name="P2">Kraynak<text:tab/>1<text:tab/>1<text:tab/>1<text:tab/>1</text:p>
      <text:p text:style-name="P2">Vahmistrova <text:tab/>0<text:tab/>1<text:tab/>1<text:tab/>0</text:p>
      <text:p text:style-name="P2">Krylov<text:tab/>1<text:tab/>1<text:tab/>1<text:tab/>1</text:p>
      <text:p text:style-name="P2">Medvedeva <text:tab/>1<text:tab/>1<text:tab/>1<text:tab/>1</text:p>
      <text:p text:style-name="P2">Kairbekov<text:tab/>1<text:tab/>1<text:tab/>1<text:tab/>1</text:p>
      <text:p text:style-name="P2"/>
      <text:p text:style-name="P2"/>
      <text:p text:style-name="P2">Файлы eegfolder2.csv <text:s/>для depression2</text:p>
      <text:p text:style-name="P2"/>
      <text:p text:style-name="P2">name<text:tab/>fon<text:tab/>t1<text:tab/>t2<text:tab/>t3</text:p>
      <text:p text:style-name="P2">Alesenko<text:tab/>1<text:tab/>1<text:tab/>1<text:tab/>1</text:p>
      <text:p text:style-name="P2">Kalachina <text:tab/>1<text:tab/>1<text:tab/>1<text:tab/>1</text:p>
      <text:p text:style-name="P2">Pogodina<text:tab/>1<text:tab/>1<text:tab/>1<text:tab/>1</text:p>
      <text:p text:style-name="P2">Bliznuk<text:tab/>1<text:tab/>1<text:tab/>1<text:tab/>1</text:p>
      <text:p text:style-name="P2">Rimskaya<text:tab/>1<text:tab/>1<text:tab/>1<text:tab/>1</text:p>
      <text:p text:style-name="P2">Chervyakov <text:tab/>1<text:tab/>1<text:tab/>1<text:tab/>1</text:p>
      <text:p text:style-name="P2">Kostushina <text:tab/>1<text:tab/>1<text:tab/>0<text:tab/>0</text:p>
      <text:p text:style-name="P2">chygainov <text:tab/>1<text:tab/>1<text:tab/>1<text:tab/>1</text:p>
      <text:p text:style-name="P2">Pokroskiy<text:tab/>0<text:tab/>1<text:tab/>1<text:tab/>1</text:p>
      <text:p text:style-name="P2">Kicheeva <text:tab/>1<text:tab/>1<text:tab/>1<text:tab/>1</text:p>
      <text:p text:style-name="P2">Sviridova <text:tab/>0<text:tab/>1<text:tab/>1<text:tab/>1</text:p>
      <text:p text:style-name="P2">vasilieva <text:tab/>1<text:tab/>1<text:tab/>1<text:tab/>1</text:p>
      <text:p text:style-name="P2">Efremov <text:tab/>0<text:tab/>1<text:tab/>1<text:tab/>1</text:p>
      <text:p text:style-name="P2">Fatyanova<text:tab/>0<text:tab/>1<text:tab/>1<text:tab/>1</text:p>
      <text:p text:style-name="P2">yakovlev <text:tab/>0<text:tab/>1<text:tab/>1<text:tab/>1</text:p>
      <text:p text:style-name="P2">zelenskaya <text:tab/>1<text:tab/>1<text:tab/>1<text:tab/>1</text:p>
      <text:p text:style-name="P2">Dragun<text:tab/>1<text:tab/>1<text:tab/>1<text:tab/>1</text:p>
      <text:p text:style-name="P2">shaposhnikov <text:tab/>1<text:tab/>1<text:tab/>1<text:tab/>1</text:p>
      <text:p text:style-name="P2">Ionnikov <text:tab/>1<text:tab/>1<text:tab/>1<text:tab/>1</text:p>
      <text:p text:style-name="P2">Pobeda <text:tab/>1<text:tab/>1<text:tab/>1<text:tab/>1</text:p>
      <text:p text:style-name="P2">Rimskiy<text:tab/>1<text:tab/>1<text:tab/>1<text:tab/>1</text:p>
      <text:p text:style-name="P2">Chugunova <text:tab/>1<text:tab/>1<text:tab/>1<text:tab/>1</text:p>
      <text:p text:style-name="P2">Barhatskya <text:tab/>1<text:tab/>1<text:tab/>1<text:tab/>1</text:p>
      <text:p text:style-name="P2">Zaripova <text:tab/>1<text:tab/>0<text:tab/>0<text:tab/>0</text:p>
      <text:p text:style-name="P2">pneva <text:tab/>1<text:tab/>1<text:tab/>1<text:tab/>1</text:p>
      <text:p text:style-name="P2">buchan <text:s/><text:tab/>1<text:tab/>1<text:tab/>1<text:tab/>1</text:p>
      <text:p text:style-name="P2">Melihova <text:tab/>1<text:tab/>1<text:tab/>1<text:tab/>1</text:p>
      <text:p text:style-name="P2">Belenkova<text:tab/>1<text:tab/>1<text:tab/>1<text:tab/>1</text:p>
      <text:p text:style-name="P2"><text:soft-page-break/>Chernichenko<text:tab/>1<text:tab/>1<text:tab/>1<text:tab/>1</text:p>
      <text:p text:style-name="P2">Homik <text:tab/>1<text:tab/>1<text:tab/>1<text:tab/>1</text:p>
      <text:p text:style-name="P2">bogomolov <text:tab/>1<text:tab/>1<text:tab/>1<text:tab/>1</text:p>
      <text:p text:style-name="P2">Klimova <text:tab/>1<text:tab/>1<text:tab/>1<text:tab/>1</text:p>
      <text:p text:style-name="P2">Reshetnikova <text:tab/>1<text:tab/>1<text:tab/>1<text:tab/>1</text:p>
      <text:p text:style-name="P2">sheludakova <text:tab/>1<text:tab/>1<text:tab/>1<text:tab/>1</text:p>
      <text:p text:style-name="P2">Rygih<text:tab/>0<text:tab/>1<text:tab/>1<text:tab/>1</text:p>
      <text:p text:style-name="P2">Bezm <text:tab/>0<text:tab/>1<text:tab/>1<text:tab/>1</text:p>
      <text:p text:style-name="P2">Siniaeva<text:tab/>1<text:tab/>1<text:tab/>1<text:tab/>1</text:p>
      <text:p text:style-name="P2">Mihaleva<text:tab/>1<text:tab/>1<text:tab/>1<text:tab/>1</text:p>
      <text:p text:style-name="P2">baeva <text:tab/>0<text:tab/>1<text:tab/>1<text:tab/>1</text:p>
      <text:p text:style-name="P2">Sarygina<text:tab/>1<text:tab/>1<text:tab/>1<text:tab/>1</text:p>
      <text:p text:style-name="P2">Speshneva <text:tab/>1<text:tab/>1<text:tab/>1<text:tab/>1</text:p>
      <text:p text:style-name="P2">German<text:tab/>0<text:tab/>1<text:tab/>1<text:tab/>1</text:p>
      <text:p text:style-name="P2">Matveeva<text:tab/>1<text:tab/>1<text:tab/>1<text:tab/>1</text:p>
      <text:p text:style-name="P2">Kraynak<text:tab/>1<text:tab/>1<text:tab/>1<text:tab/>1</text:p>
      <text:p text:style-name="P2">Vahmistrova <text:tab/>0<text:tab/>1<text:tab/>1<text:tab/>0</text:p>
      <text:p text:style-name="P2">Krylov<text:tab/>1<text:tab/>1<text:tab/>1<text:tab/>1</text:p>
      <text:p text:style-name="P2">Medvedeva <text:tab/>1<text:tab/>1<text:tab/>1<text:tab/>1</text:p>
      <text:p text:style-name="P2">Kairbekov<text:tab/>1<text:tab/>1<text:tab/>1<text:tab/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00:28:38.478684836</meta:creation-date>
    <dc:date>2017-05-17T14:48:48.679700887</dc:date>
    <meta:editing-duration>PT41M1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114" meta:word-count="560" meta:character-count="2307" meta:non-whitespace-character-count="1785"/>
  </office:meta>
</office:document-meta>
</file>